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a7f572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9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5bb44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3f8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officeooo:rsid="004734d4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4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1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2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3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7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8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style:font-name="Courier New" fo:background-color="#dddddd" loext:char-shading-value="0"/>
    </style:style>
    <style:style style:name="T50" style:family="text">
      <style:text-properties style:font-name="Courier New" officeooo:rsid="003fbac8" fo:background-color="#dddddd" loext:char-shading-value="0"/>
    </style:style>
    <style:style style:name="T51" style:family="text">
      <style:text-properties style:font-name="Courier New" officeooo:rsid="006afff7" fo:background-color="#dddddd" loext:char-shading-value="0"/>
    </style:style>
    <style:style style:name="T52" style:family="text">
      <style:text-properties style:font-name="Courier New" officeooo:rsid="00734438" fo:background-color="#dddddd" loext:char-shading-value="0"/>
    </style:style>
    <style:style style:name="T53" style:family="text">
      <style:text-properties officeooo:rsid="006afff7"/>
    </style:style>
    <style:style style:name="T54" style:family="text">
      <style:text-properties fo:font-weight="bold" officeooo:rsid="006afff7" style:font-weight-asian="bold" style:font-weight-complex="bold"/>
    </style:style>
    <style:style style:name="T55" style:family="text">
      <style:text-properties style:font-name="Arial1"/>
    </style:style>
    <style:style style:name="T56" style:family="text">
      <style:text-properties style:font-name="Arial1" fo:font-weight="bold" officeooo:rsid="006afff7" style:font-weight-asian="bold" style:font-weight-complex="bold"/>
    </style:style>
    <style:style style:name="T57" style:family="text">
      <style:text-properties style:font-name="Arial1" officeooo:rsid="006afff7"/>
    </style:style>
    <style:style style:name="T58" style:family="text">
      <style:text-properties style:font-name="Arial1" officeooo:rsid="00954f47"/>
    </style:style>
    <style:style style:name="T5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Celestra cheatsheet - v1.</text:span><text:span text:style-name="T3">2</text:span><text:span text:style-name="T4">0.</text:span><text:span text:style-name="T6">6</text:span><text:span text:style-name="T2"> – </text:span><text:a xlink:type="simple" xlink:href="https://github.com/Serrin/Celestra/" text:style-name="Internet_20_link" text:visited-style-name="Visited_20_Internet_20_Link"><text:span text:style-name="T59">https://github.com/Serrin/Celestra/</text:span></text:a></text:p>
      <text:p text:style-name="P27"><text:span text:style-name="T54">Main variant:</text:span><text:span text:style-name="T53"> </text:span>The <text:span text:style-name="T49">”</text:span><text:span text:style-name="T50">C</text:span><text:span text:style-name="T49">elestr</text:span><text:span text:style-name="T50">a</text:span><text:span text:style-name="T49">”</text:span> and the <text:span text:style-name="T49">”_”</text:span> objects contain these functions, except the <text:span text:style-name="T49">”</text:span><text:span text:style-name="T52">doc</text:span><text:span text:style-name="T49">”</text:span> <text:span text:style-name="T7">(this is global) </text:span>and the polyfills. Example: <text:span text:style-name="T49">”_.qsa()”</text:span></text:p>
      <text:p text:style-name="P26"><text:span text:style-name="T56">FP variant:</text:span><text:span text:style-name="T57"> The functions </text:span><text:span text:style-name="T58">and </text:span><text:span text:style-name="T55">the </text:span><text:span text:style-name="T49">”</text:span><text:span text:style-name="T52">doc</text:span><text:span text:style-name="T49">”</text:span><text:span text:style-name="T57"> </text:span><text:span text:style-name="T58">a</text:span><text:span text:style-name="T57">re available in the global namespace (</text:span><text:span text:style-name="T49">”</text:span><text:span text:style-name="T51">window</text:span><text:span text:style-name="T49">”</text:span><text:span text:style-name="T57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Basic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25">doc = document</text:p>
            <text:p text:style-name="P4"><text:span text:style-name="Source_20_Text"><text:span text:style-name="T8">qsa(&lt;selector&gt;[,context]).each( f</text:span></text:span><text:span text:style-name="Source_20_Text"><text:span text:style-name="T20">u</text:span></text:span><text:span text:style-name="Source_20_Text"><text:span text:style-name="T8">n</text:span></text:span><text:span text:style-name="Source_20_Text"><text:span text:style-name="T20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21">u</text:span></text:span><text:span text:style-name="Source_20_Text"><text:span text:style-name="T8">n</text:span></text:span><text:span text:style-name="Source_20_Text"><text:span text:style-name="T21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4"><text:span text:style-name="Source_20_Text"><text:span text:style-name="T8">random(&lt;max&gt;); </text:span></text:span><text:span text:style-name="Source_20_Text"><text:span text:style-name="T26">or</text:span></text:span><text:span text:style-name="Source_20_Text"><text:span text:style-name="T9"> </text:span></text:span><text:span text:style-name="Source_20_Text"><text:span text:style-name="T8">random(&lt;min&gt;,&lt;max&gt;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5"><text:span text:style-name="Source_20_Text"><text:span text:style-name="T10">getUrlVarFromString(&lt;querystr&gt;[,name]);</text:span></text:span></text:p>
            <text:p text:style-name="P5"><text:span text:style-name="Source_20_Text"><text:span text:style-name="T8">obj2string(&lt;object&gt;);</text:span></text:span></text:p>
            <text:p text:style-name="P5"><text:span text:style-name="Source_20_Text"><text:span text:style-name="T8">getType(&lt;variable&gt;[,type]);</text:span></text:span></text:p>
            <text:p text:style-name="P11"><text:span text:style-name="Source_20_Text"><text:span text:style-name="T8">extend([deep,]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12"><text:span text:style-name="Source_20_Text"><text:span text:style-name="T8">deepAssign</text:span></text:span><text:span text:style-name="Source_20_Text"><text:span text:style-name="T23">(</text:span></text:span><text:span text:style-name="Source_20_Text"><text:span text:style-name="T8">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5"><text:span text:style-name="Source_20_Text"><text:span text:style-name="T8">getFullscreen();</text:span></text:span></text:p>
            <text:p text:style-name="P7"><text:span text:style-name="Source_20_Text"><text:span text:style-name="T8">setFullscreenOn(&lt;selector&gt; </text:span></text:span><text:span text:style-name="Source_20_Text"><text:span text:style-name="T30">or</text:span></text:span><text:span text:style-name="Source_20_Text"><text:span text:style-name="T13"> &lt;</text:span></text:span><text:span text:style-name="Source_20_Text"><text:span text:style-name="T14">element</text:span></text:span><text:span text:style-name="Source_20_Text"><text:span text:style-name="T13">&gt;</text:span></text:span><text:span text:style-name="Source_20_Text"><text:span text:style-name="T8">);</text:span></text:span></text:p>
            <text:p text:style-name="P5"><text:span text:style-name="Source_20_Text"><text:span text:style-name="T8">setFullscreenOff();</text:span></text:span></text:p>
            <text:p text:style-name="P5"><text:span text:style-name="Source_20_Text"><text:span text:style-name="T8">getLocation(&lt;success&gt;[,error]);</text:span></text:span></text:p>
            <text:p text:style-name="P5"><text:span text:style-name="Source_20_Text"><text:span text:style-name="T8">getDoNotTrack();</text:span></text:span></text:p>
            <text:p text:style-name="P13"><text:span text:style-name="Source_20_Text"><text:span text:style-name="T8">form2array(&lt;form&gt;);</text:span></text:span></text:p>
            <text:p text:style-name="P13"><text:span text:style-name="Source_20_Text"><text:span text:style-name="T8">form2string(&lt;form&gt;);</text:span></text:span></text:p>
            <text:p text:style-name="P10"><text:span text:style-name="Source_20_Text"><text:span text:style-name="T8">constant(&lt;value&gt;);</text:span></text:span></text:p>
            <text:p text:style-name="P10"><text:span text:style-name="Source_20_Text"><text:span text:style-name="T22">i</text:span></text:span><text:span text:style-name="Source_20_Text"><text:span text:style-name="T8">dentity(&lt;value&gt;);</text:span></text:span></text:p>
            <text:p text:style-name="P5"><text:span text:style-name="Source_20_Text"><text:span text:style-name="T8">noop();</text:span></text:span></text:p>
            <text:p text:style-name="P5"><text:span text:style-name="Source_20_Text"><text:span text:style-name="T8">repeat(&lt;iteration&gt;,&lt;callback&gt;);</text:span></text:span></text:p>
            <text:p text:style-name="P5"><text:span text:style-name="Source_20_Text"><text:span text:style-name="T8">createFile(&lt;filename&gt;,&lt;content&gt;[,</text:span></text:span><text:span text:style-name="Source_20_Text"><text:span text:style-name="T24">d</text:span></text:span><text:span text:style-name="Source_20_Text"><text:span text:style-name="T8">Type]);</text:span></text:span></text:p>
            <text:p text:style-name="P19"><text:span text:style-name="Source_20_Text"><text:span text:style-name="T19">i</text:span></text:span><text:span text:style-name="Source_20_Text"><text:span text:style-name="T8">nitArray</text:span></text:span><text:span text:style-name="Source_20_Text"><text:span text:style-name="T18">(); </text:span></text:span><text:span text:style-name="Source_20_Text"><text:span text:style-name="T32">and </text:span></text:span><text:span text:style-name="Source_20_Text"><text:span text:style-name="T8">initObject</text:span></text:span><text:span text:style-name="Source_20_Text"><text:span text:style-name="T18">();</text:span></text:span></text:p>
            <text:p text:style-name="P18"><text:span text:style-name="Source_20_Text"><text:span text:style-name="T18">initString();</text:span></text:span></text:p>
            <text:p text:style-name="P18"><text:span text:style-name="Source_20_Text"><text:span text:style-name="T18">initTrue();</text:span></text:span><text:span text:style-name="Source_20_Text"><text:span text:style-name="T31"> </text:span></text:span><text:span text:style-name="Source_20_Text"><text:span text:style-name="T32">and </text:span></text:span><text:span text:style-name="Source_20_Text"><text:span text:style-name="T18">initFalse();</text:span></text:span></text:p>
            <text:p text:style-name="P14"><text:span text:style-name="Source_20_Text"><text:span text:style-name="T15">noConflict(); </text:span></text:span><text:span text:style-name="Source_20_Text"><text:span text:style-name="T27">- </text:span></text:span><text:span text:style-name="Source_20_Text"><text:span text:style-name="T28">O</text:span></text:span><text:span text:style-name="Source_20_Text"><text:span text:style-name="T29">nly </text:span></text:span><text:span text:style-name="Source_20_Text"><text:span text:style-name="T28">in the main variant.</text:span></text:span></text:p>
            <text:p text:style-name="P14"><text:span text:style-name="Source_20_Text"><text:span text:style-name="T41">v</text:span></text:span><text:span text:style-name="Source_20_Text"><text:span text:style-name="T42">ersion;</text:span></text:span><text:span text:style-name="Source_20_Text"><text:span text:style-name="T33"> </text:span></text:span><text:span text:style-name="Source_20_Text"><text:span text:style-name="T27">- </text:span></text:span><text:span text:style-name="Source_20_Text"><text:span text:style-name="T28">O</text:span></text:span><text:span text:style-name="Source_20_Text"><text:span text:style-name="T29">nly </text:span></text:span><text:span text:style-name="Source_20_Text"><text:span text:style-name="T28">in the main variant.</text:span></text:span></text:p>
          </table:table-cell>
          <table:table-cell table:style-name="Táblázat3.B2" office:value-type="string">
            <text:p text:style-name="P16"><text:span text:style-name="Source_20_Text"><text:span text:style-name="T8">domCreate(&lt;type&gt;[,properties[,innerHTML]]);</text:span></text:span></text:p>
            <text:p text:style-name="P16"><text:span text:style-name="Source_20_Text"><text:span text:style-name="T8">domGetCSS(&lt;element&gt;,&lt;property&gt;);</text:span></text:span></text:p>
            <text:p text:style-name="P16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y&gt;,&lt;value&gt;);</text:span></text:span></text:p>
            <text:p text:style-name="P16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ies&gt;);</text:span></text:span></text:p>
            <text:p text:style-name="P16"><text:span text:style-name="Source_20_Text"><text:span text:style-name="T8">domFadeIn(&lt;element&gt;[, duration[,display]]);</text:span></text:span></text:p>
            <text:p text:style-name="P16"><text:span text:style-name="Source_20_Text"><text:span text:style-name="T8">domFadeOut(&lt;element&gt;[,duration]);</text:span></text:span></text:p>
            <text:p text:style-name="P16"><text:span text:style-name="Source_20_Text"><text:span text:style-name="T8">domFadeToggle(&lt;element&gt;[,duration[,display]]);</text:span></text:span></text:p>
            <text:p text:style-name="P16"><text:span text:style-name="Source_20_Text"><text:span text:style-name="T8">domShow(&lt;element&gt;[,display]);</text:span></text:span></text:p>
            <text:p text:style-name="P16"><text:span text:style-name="Source_20_Text"><text:span text:style-name="T8">domHide(&lt;element&gt;);</text:span></text:span></text:p>
            <text:p text:style-name="P16"><text:span text:style-name="Source_20_Text"><text:span text:style-name="T8">domToggle(&lt;element&gt;[,display]);</text:span></text:span></text:p>
            <text:p text:style-name="P16"><text:span text:style-name="Source_20_Text"><text:span text:style-name="T8">domOn(&lt;eventTarget&gt;,&lt;eventType&gt;,&lt;callback&gt;);</text:span></text:span></text:p>
            <text:p text:style-name="P16"><text:span text:style-name="Source_20_Text"><text:span text:style-name="T8">domOff(&lt;eventTarget&gt;,&lt;eventType&gt;,&lt;callback&gt;);</text:span></text:span></text:p>
            <text:p text:style-name="P16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8">toFunction(&lt;function&gt;);</text:span></text:span></text:p>
            <text:p text:style-name="P5"><text:span text:style-name="Source_20_Text"><text:span text:style-name="T8">bind(&lt;function&gt;,&lt;context&gt;);</text:span></text:span></text:p>
            <text:p text:style-name="P5"><text:span text:style-name="Source_20_Text"><text:span text:style-name="T8">forEach(&lt;collection&gt;,&lt;callback&gt;);</text:span></text:span></text:p>
            <text:p text:style-name="P5"><text:span text:style-name="Source_20_Text"><text:span text:style-name="T17">e</text:span></text:span><text:span text:style-name="Source_20_Text"><text:span text:style-name="T8">ach(&lt;collection&gt;,&lt;callback&gt;);</text:span></text:span></text:p>
            <text:p text:style-name="P5"><text:span text:style-name="Source_20_Text"><text:span text:style-name="T8">map(&lt;collection&gt;,&lt;callback&gt;);</text:span></text:span></text:p>
            <text:p text:style-name="P5"><text:span text:style-name="Source_20_Text"><text:span text:style-name="T8">forIn(&lt;object&gt;,&lt;callback&gt;);</text:span></text:span></text:p>
            <text:p text:style-name="P5"><text:span text:style-name="Source_20_Text"><text:span text:style-name="T8">mapIn(&lt;object&gt;,&lt;callback&gt;);</text:span></text:span></text:p>
            <text:p text:style-name="P5"><text:span text:style-name="Source_20_Text"><text:span text:style-name="T8">toArray(&lt;object&gt;);</text:span></text:span></text:p>
            <text:p text:style-name="P1"><text:span text:style-name="Source_20_Text"><text:span text:style-name="T43">toObject(&lt;array&gt;);</text:span></text:span></text:p>
            <text:p text:style-name="P1"><text:span text:style-name="Source_20_Text"><text:span text:style-name="T43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8">getAjax(&lt;url&gt;,&lt;format&gt;,&lt;success&gt;[,error[,user,&lt;password&gt;]</text:span></text:span><text:span text:style-name="Source_20_Text"><text:span text:style-name="T25">]</text:span></text:span><text:span text:style-name="Source_20_Text"><text:span text:style-name="T8">);</text:span></text:span></text:p>
            <text:p text:style-name="P15"><text:span text:style-name="Source_20_Text"><text:span text:style-name="T8">postAjax(&lt;url&gt;,&lt;data&gt;,&lt;format&gt;,&lt;success&gt;[,error[,user,&lt;password&gt;]</text:span></text:span><text:span text:style-name="Source_20_Text"><text:span text:style-name="T25">]</text:span></text:span><text:span text:style-name="Source_20_Text"><text:span text:style-name="T8">);</text:span></text:span></text:p>
            <text:p text:style-name="P15"><text:span text:style-name="Source_20_Text"><text:span text:style-name="T8">getCors(&lt;url&gt;,&lt;format&gt;,&lt;success&gt;[,error[,user,&lt;password&gt;]</text:span></text:span><text:span text:style-name="Source_20_Text"><text:span text:style-name="T25">]</text:span></text:span><text:span text:style-name="Source_20_Text"><text:span text:style-name="T8">);</text:span></text:span></text:p>
            <text:p text:style-name="P3"><text:span text:style-name="Source_20_Text"><text:span text:style-name="T44">postCors(&lt;url&gt;,&lt;data&gt;,&lt;format&gt;,&lt;success&gt;[,error[,user,&lt;password&gt;]</text:span></text:span><text:span text:style-name="Source_20_Text"><text:span text:style-name="T47">]</text:span></text:span><text:span text:style-name="Source_20_Text"><text:span text:style-name="T44">);</text:span></text:span></text:p>
            <text:p text:style-name="P2"><text:span text:style-name="Source_20_Text"><text:span text:style-name="T48">Shorthands:</text:span></text:span><text:span text:style-name="Source_20_Text"><text:span text:style-name="T46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7"><text:span text:style-name="Source_20_Text"><text:span text:style-name="T8">setCookie(&lt;name&gt;,&lt;value&gt;[,hours[,path[,domain[,secure[,HttpOnly]]]]]);</text:span></text:span></text:p>
            <text:p text:style-name="P17"><text:span text:style-name="Source_20_Text"><text:span text:style-name="T8">getCookie([name]);</text:span></text:span></text:p>
            <text:p text:style-name="P17"><text:span text:style-name="Source_20_Text"><text:span text:style-name="T8">hasCookie(&lt;name&gt;);</text:span></text:span></text:p>
            <text:p text:style-name="P17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5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6">isString(&lt;value&gt;);, isChar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Number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Integer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Float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Numeric(</text:span></text:span><text:span text:style-name="Source_20_Text"><text:span text:style-name="T40">&lt;</text:span></text:span><text:span text:style-name="Source_20_Text"><text:span text:style-name="T36">v</text:span></text:span><text:span text:style-name="Source_20_Text"><text:span text:style-name="T40">alue&gt;</text:span></text:span><text:span text:style-name="Source_20_Text"><text:span text:style-name="T36">);, isBoolean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Object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 isEmptyObject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Function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Array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EmptyArray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Arraylike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Null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Undefined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NullOrUndefined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Primitive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Symbol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 </text:span></text:span><text:span text:style-name="Source_20_Text"><text:span text:style-name="T34">ES6</text:span></text:span><text:span text:style-name="Source_20_Text"><text:span text:style-name="T35">, </text:span></text:span><text:span text:style-name="Source_20_Text"><text:span text:style-name="T36">isMap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 </text:span></text:span><text:span text:style-name="Source_20_Text"><text:span text:style-name="T34">ES6</text:span></text:span><text:span text:style-name="Source_20_Text"><text:span text:style-name="T35">, </text:span></text:span><text:span text:style-name="Source_20_Text"><text:span text:style-name="T36">isSet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 </text:span></text:span><text:span text:style-name="Source_20_Text"><text:span text:style-name="T34">E</text:span></text:span><text:span text:style-name="Source_20_Text"><text:span text:style-name="T35">S</text:span></text:span><text:span text:style-name="Source_20_Text"><text:span text:style-name="T34">6</text:span></text:span><text:span text:style-name="Source_20_Text"><text:span text:style-name="T35">, </text:span></text:span><text:span text:style-name="Source_20_Text"><text:span text:style-name="T36">isDate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isRegexp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, </text:span></text:span><text:span text:style-name="Source_20_Text"><text:span text:style-name="T37">i</text:span></text:span><text:span text:style-name="Source_20_Text"><text:span text:style-name="T36">sElement(&lt;</text:span></text:span><text:span text:style-name="Source_20_Text"><text:span text:style-name="T38">v</text:span></text:span><text:span text:style-name="Source_20_Text"><text:span text:style-name="T39">alue</text:span></text:span><text:span text:style-name="Source_20_Text"><text:span text:style-name="T36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8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6-28T21:37:57.160000000</dc:date>
    <meta:editing-duration>PT5H9M24S</meta:editing-duration>
    <meta:editing-cycles>100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7" meta:word-count="197" meta:character-count="3442" meta:non-whitespace-character-count="3321"/>
  </office:meta>
</office:document-meta>
</file>